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omic Sans MS" svg:font-family="Comic Sans MS"/>
  </office:font-face-decls>
  <office:automatic-styles>
    <style:style style:family="text" style:name="T1" style:display-name="T1">
      <style:text-properties style:font-name="Comic Sans MS" fo:font-size="12pt" fo:language="fr" fo:country="FR" fo:font-weight="normal"/>
    </style:style>
    <style:style style:family="text" style:name="T2" style:display-name="T2">
      <style:text-properties style:text-underline-type="single" style:font-name="Comic Sans MS" fo:font-size="28pt" fo:language="fr" fo:country="FR" fo:font-style="italic" fo:font-weight="bold"/>
    </style:style>
    <style:style style:family="text" style:name="T3" style:display-name="T3">
      <style:text-properties style:text-underline-type="single" style:font-name="Comic Sans MS" fo:font-size="12pt" fo:language="fr" fo:country="FR" fo:font-style="italic" fo:font-weight="bold"/>
    </style:style>
    <style:style style:family="paragraph" style:name="P2" style:display-name="P2" style:parent-style-name="Normal">
      <style:paragraph-properties fo:text-align="center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28pt" fo:language="fr" fo:country="FR" fo:font-style="italic" fo:font-weight="bold"/>
    </style:style>
    <style:style style:family="paragraph" style:name="P3" style:display-name="P3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28pt" fo:language="fr" fo:country="FR" fo:font-style="italic" fo:font-weight="bold"/>
    </style:style>
    <style:style style:family="paragraph" style:name="P4" style:display-name="P4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text-underline-type="single" style:font-name="Comic Sans MS" fo:font-size="12pt" fo:language="fr" fo:country="FR" fo:font-style="italic" fo:font-weight="bold"/>
    </style:style>
    <style:style style:family="paragraph" style:name="P5" style:display-name="P5">
      <style:paragraph-properties fo:break-before="page"/>
    </style:style>
    <style:style style:family="paragraph" style:name="P1" style:display-name="P1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Comic Sans MS" fo:font-size="12pt" fo:language="fr" fo:country="FR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><text:span text:style-name="T1">LEFEVRE Henry</text:span></text:p>
        <text:p text:style-name="P1"><text:span text:style-name="T1">SEGURET Aymeric</text:span></text:p>
        <text:p text:style-name="P1"/>
        <text:p text:style-name="P2"><text:span text:style-name="T2">Compte Rendu</text:span></text:p>
        <text:p text:style-name="P3"/>
        <text:p text:style-name="P3"><text:span text:style-name="T1">9 October motherfucker</text:span></text:p>
        <text:p text:style-name="P3"/>
        <text:p text:style-name="P4"><text:span text:style-name="T3">Rotation de 90, 180 et <text:s/>270°</text:span></text:p>
        <text:p text:style-name="P4"/>
        <text:p text:style-name="P1"><text:span text:style-name="T1">La rotation de 90° s'effectue par permutation des colonnes de la matrice transposée de A !</text:span></text:p>
        <text:p text:style-name="P1"/>
        <text:p text:style-name="P1"><text:span text:style-name="T1">La rotation de 90° s'obtient par double rotation de 90°. Et celle de 270° par triple rotation</text:span></text:p>
        <text:p text:style-name="P1"/>
        <text:p text:style-name="Normal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Normal"/>
        <text:p text:style-name="P1"/>
        <text:p text:style-name="P5"/>
        <text:p text:style-name="P1"/>
        <text:p text:style-name="Normal"/>
        <text:p text:style-name="P1"><text:span text:style-name="T3">Quantification de paramètre k</text:span></text:p>
        <text:p text:style-name="P1"/>
        <text:p text:style-name="P1">euh ....</text:p>
        <text:p text:style-name="P1"/>
        <text:p text:style-name="P1"/>
        <text:p text:style-name="P1"/>
        <text:p text:style-name="P1"><text:span text:style-name="T3">Reduction de paramètre k</text:span></text:p>
        <text:p text:style-name="P1"/>
        <text:p text:style-name="P1"><text:span text:style-name="T1">L’idée pour réduire l’image et de ne prendre qu’une ligne/colonne sur k</text:span></text:p>
        <text:p text:style-name="P1"/>
        <text:p text:style-name="P1"/>
        <text:p text:style-name="P1"><text:span text:style-name="T3">Compression svd de paramètre k</text:span></text:p>
        <text:p text:style-name="P1"/>
        <text:p text:style-name="P1"><text:span text:style-name="T1"><text:tab/></text:span>u[,1:k] %*% diag(d[1:k]) %*% t(v[,1:k])</text:p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Comic Sans MS" svg:font-family="Comic Sans MS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lefevreh </meta:initial-creator>
    <dc:creator>lefevreh </dc:creator>
    <meta:creation-date>2015-09-30T16:02:33.190706143</meta:creation-date>
    <dc:date>Wed Sep 30 17:16:09 2015
</dc:date>
  </office:meta>
</office:document-meta>
</file>